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8aef" officeooo:paragraph-rsid="00178aef"/>
    </style:style>
    <style:style style:name="P2" style:family="paragraph" style:parent-style-name="Standard">
      <style:text-properties officeooo:rsid="00178aef" officeooo:paragraph-rsid="001acdc9"/>
    </style:style>
    <style:style style:name="P3" style:family="paragraph" style:parent-style-name="Standard">
      <style:text-properties officeooo:rsid="00178aef" officeooo:paragraph-rsid="001c0a6b"/>
    </style:style>
    <style:style style:name="P4" style:family="paragraph" style:parent-style-name="Standard">
      <style:text-properties officeooo:rsid="00178aef" officeooo:paragraph-rsid="001cbcc2"/>
    </style:style>
    <style:style style:name="P5" style:family="paragraph" style:parent-style-name="Standard">
      <style:text-properties officeooo:rsid="001949d3" officeooo:paragraph-rsid="001c0a6b"/>
    </style:style>
    <style:style style:name="P6" style:family="paragraph" style:parent-style-name="Standard">
      <style:text-properties fo:language="en" fo:country="US" officeooo:rsid="00178aef" officeooo:paragraph-rsid="00178aef"/>
    </style:style>
    <style:style style:name="P7" style:family="paragraph" style:parent-style-name="Standard">
      <style:text-properties fo:language="en" fo:country="US" officeooo:rsid="00178aef" officeooo:paragraph-rsid="001c0a6b"/>
    </style:style>
    <style:style style:name="P8" style:family="paragraph" style:parent-style-name="Standard">
      <style:text-properties fo:language="en" fo:country="US" officeooo:rsid="00178aef" officeooo:paragraph-rsid="001cbcc2"/>
    </style:style>
    <style:style style:name="P9" style:family="paragraph" style:parent-style-name="Standard">
      <style:text-properties fo:language="en" fo:country="US" officeooo:rsid="00178aef" officeooo:paragraph-rsid="001da9bf"/>
    </style:style>
    <style:style style:name="P10" style:family="paragraph" style:parent-style-name="Standard">
      <style:text-properties fo:language="en" fo:country="US" officeooo:rsid="001949d3" officeooo:paragraph-rsid="001949d3"/>
    </style:style>
    <style:style style:name="P11" style:family="paragraph" style:parent-style-name="Standard">
      <style:text-properties fo:language="en" fo:country="US" officeooo:rsid="001da9bf" officeooo:paragraph-rsid="001da9bf"/>
    </style:style>
    <style:style style:name="P12" style:family="paragraph" style:parent-style-name="Standard">
      <style:text-properties officeooo:rsid="00178aef" officeooo:paragraph-rsid="001da9b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cdc9"/>
    </style:style>
    <style:style style:name="T3" style:family="text">
      <style:text-properties fo:language="en" fo:country="US" officeooo:rsid="00178aef"/>
    </style:style>
    <style:style style:name="T4" style:family="text">
      <style:text-properties style:text-position="super 58%" fo:language="en" fo:country="US"/>
    </style:style>
    <style:style style:name="T5" style:family="text">
      <style:text-properties style:text-position="super 58%" officeooo:rsid="001da9bf"/>
    </style:style>
    <style:style style:name="T6" style:family="text">
      <style:text-properties style:text-position="0% 100%"/>
    </style:style>
    <style:style style:name="T7" style:family="text">
      <style:text-properties officeooo:rsid="00178aef"/>
    </style:style>
    <style:style style:name="T8" style:family="text">
      <style:text-properties officeooo:rsid="001da9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tch 1 <text:span text:style-name="T2">(7 solution)</text:span></text:p>
      <text:p text:style-name="P1">0-<text:span text:style-name="T1">0-0 100Mbps Broadcast</text:span></text:p>
      <text:p text:style-name="P6">0-0-2 10Mbps Unicast</text:p>
      <text:p text:style-name="P6">0-0-5 1Mbps <text:s/>B</text:p>
      <text:p text:style-name="P2"><text:span text:style-name="T1">Switch 2 <text:s/></text:span><text:span text:style-name="T2">(7 solution)</text:span></text:p>
      <text:p text:style-name="P6">0-2-0 1Mbps B</text:p>
      <text:p text:style-name="P6">Switch 3</text:p>
      <text:p text:style-name="P6">0-2-3 1Mbps B</text:p>
      <text:p text:style-name="P6">Switch 4 </text:p>
      <text:p text:style-name="P6">0-4-0 1Mbps B</text:p>
      <text:p text:style-name="P6">0-4-1 1Mbps B</text:p>
      <text:p text:style-name="P2"><text:span text:style-name="T1">Switch 5 </text:span><text:span text:style-name="T2">(7 solution)</text:span></text:p>
      <text:p text:style-name="P6">0-4-2 1Mbps B</text:p>
      <text:p text:style-name="P2"><text:span text:style-name="T1">Switch 6 </text:span><text:span text:style-name="T2">(7 solution)</text:span></text:p>
      <text:p text:style-name="P6">0-4-3 28 Packets/second B</text:p>
      <text:p text:style-name="P6">0-4-4 5 Packets/second U</text:p>
      <text:p text:style-name="P6">0-4-5 4Mbps B</text:p>
      <text:p text:style-name="P6"/>
      <text:p text:style-name="P5"><text:span text:style-name="T1">Switch 4,5,6 lose packets. </text:span><text:span text:style-name="T3">(see Result_6witch.csv)</text:span></text:p>
      <text:p text:style-name="P10"/>
      <text:p text:style-name="P10"/>
      <text:p text:style-name="P3">Switch 1 <text:span text:style-name="T2">(7 solution)</text:span></text:p>
      <text:p text:style-name="P3">0-<text:span text:style-name="T1">0-0 100Mbps Broadcast</text:span></text:p>
      <text:p text:style-name="P7">0-0-2 10Mbps Unicast</text:p>
      <text:p text:style-name="P7">0-0-5 1Mbps <text:s/>B</text:p>
      <text:p text:style-name="P3"><text:span text:style-name="T1">Switch 2 <text:s/></text:span><text:span text:style-name="T2">(7 solution)</text:span></text:p>
      <text:p text:style-name="P7">0-2-0 1Mbps B</text:p>
      <text:p text:style-name="P7">Switch 3</text:p>
      <text:p text:style-name="P7">0-2-3 1Mbps B</text:p>
      <text:p text:style-name="P3"><text:span text:style-name="T1">Switch 5 </text:span><text:span text:style-name="T2">(7 solution)</text:span></text:p>
      <text:p text:style-name="P7">0-4-2 1Mbps B</text:p>
      <text:p text:style-name="P7">0-4-3 28 Packets/second B</text:p>
      <text:p text:style-name="P7">0-4-4 5 Packets/second U</text:p>
      <text:p text:style-name="P7">0-4-5 4Mbps B</text:p>
      <text:p text:style-name="P8">No packet loss (see Result_4witch.csv) . <text:span text:style-name="T8">2</text:span><text:span text:style-name="T5">nd</text:span><text:span text:style-name="T8"> time test it loses packets</text:span></text:p>
      <text:p text:style-name="P7"/>
      <text:p text:style-name="P3"><text:span text:style-name="T1">2</text:span><text:span text:style-name="T4">nd</text:span><text:span text:style-name="T1"> test</text:span></text:p>
      <text:p text:style-name="P4">Switch 1 <text:span text:style-name="T2">(7 solution)</text:span></text:p>
      <text:p text:style-name="P4">0-<text:span text:style-name="T1">0-0 100Mbps Broadcast</text:span></text:p>
      <text:p text:style-name="P8">0-0-2 10Mbps Unicast</text:p>
      <text:p text:style-name="P8">0-0-5 1Mbps <text:s/>B</text:p>
      <text:p text:style-name="P4"><text:span text:style-name="T1">Switch 2 <text:s/></text:span><text:span text:style-name="T2">(7 solution)</text:span></text:p>
      <text:p text:style-name="P8">0-2-0 1Mbps B</text:p>
      <text:p text:style-name="P8">Switch 3</text:p>
      <text:p text:style-name="P8">0-2-3 1Mbps B</text:p>
      <text:p text:style-name="P8">Switch 4</text:p>
      <text:p text:style-name="P8">0-4-1 1Mbps B</text:p>
      <text:p text:style-name="P8">0-4-2 1Mbps B</text:p>
      <text:p text:style-name="P8">0-4-2 1Mbps B</text:p>
      <text:p text:style-name="P8">0-4-3 28 Packets/second B</text:p>
      <text:p text:style-name="P8">0-4-4 5 Packets/second U</text:p>
      <text:p text:style-name="P8">0-4-5 4Mbps B</text:p>
      <text:p text:style-name="P7"><text:soft-page-break/>No packet loss (see Result_4witch1.csv)</text:p>
      <text:p text:style-name="P7"/>
      <text:p text:style-name="P12">Switch 1 <text:span text:style-name="T2">(7 solution)</text:span></text:p>
      <text:p text:style-name="P12">0-<text:span text:style-name="T1">0-0 100Mbps Broadcast</text:span></text:p>
      <text:p text:style-name="P9">0-0-2 10Mbps Unicast</text:p>
      <text:p text:style-name="P12"><text:span text:style-name="T1">Switch 2 <text:s/></text:span><text:span text:style-name="T2">(7 solution)</text:span></text:p>
      <text:p text:style-name="P9">Switch 3</text:p>
      <text:p text:style-name="P9">Switch 4</text:p>
      <text:p text:style-name="P9">0-4-3 28 Packets/second B</text:p>
      <text:p text:style-name="P9">0-4-4 5 Packets/second U</text:p>
      <text:p text:style-name="P9">0-4-5 <text:span text:style-name="T8">10</text:span>Mbps B</text:p>
      <text:p text:style-name="P11"><text:span text:style-name="T7">No packet loss (see </text:span>Result_4switch_1input_low_priority_noloss.csv)</text:p>
      <text:p text:style-name="P7"/>
      <text:p text:style-name="P3">Switch 1 <text:span text:style-name="T2">(7 solution)</text:span></text:p>
      <text:p text:style-name="P3">0-<text:span text:style-name="T1">0-0 100Mbps Broadcast</text:span></text:p>
      <text:p text:style-name="P7">0-0-2 10Mbps Unicast</text:p>
      <text:p text:style-name="P7">0-0-5 1Mbps <text:s/>B</text:p>
      <text:p text:style-name="P3"><text:span text:style-name="T1">Switch 2 <text:s/></text:span><text:span text:style-name="T2">(7 solution)</text:span></text:p>
      <text:p text:style-name="P7">0-2-0 1Mbps B</text:p>
      <text:p text:style-name="P7">Switch 3</text:p>
      <text:p text:style-name="P7">0-2-3 1Mbps B</text:p>
      <text:p text:style-name="P7">Switch 4 </text:p>
      <text:p text:style-name="P7">0-4-0 1Mbps B</text:p>
      <text:p text:style-name="P7">0-4-1 1Mbps B</text:p>
      <text:p text:style-name="P3"><text:span text:style-name="T1">Switch 5 </text:span><text:span text:style-name="T2">(7 solution)</text:span></text:p>
      <text:p text:style-name="P7">0-4-2 1Mbps B</text:p>
      <text:p text:style-name="P7">0-4-3 28 Packets/second B</text:p>
      <text:p text:style-name="P7">0-4-4 5 Packets/second U</text:p>
      <text:p text:style-name="P7">0-4-5 4Mbps B</text:p>
      <text:p text:style-name="P7"/>
      <text:p text:style-name="P7">Packet loss (see Result_5switch.csv)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5M34S</meta:editing-duration>
    <meta:editing-cycles>9</meta:editing-cycles>
    <meta:generator>LibreOffice/5.0.2.2$Windows_x86 LibreOffice_project/37b43f919e4de5eeaca9b9755ed688758a8251fe</meta:generator>
    <dc:date>2016-08-04T18:47:57.461000000</dc:date>
    <meta:document-statistic meta:table-count="0" meta:image-count="0" meta:object-count="0" meta:page-count="2" meta:paragraph-count="76" meta:word-count="259" meta:character-count="1459" meta:non-whitespace-character-count="1265"/>
    <meta:user-defined meta:name="Info 1"/>
    <meta:user-defined meta:name="Info 2"/>
    <meta:user-defined meta:name="Info 3"/>
    <meta:user-defined meta:name="Info 4"/>
  </office:meta>
</office:document-meta>
</file>